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5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7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8" style:family="paragraph" style:parent-style-name="Standard">
      <style:text-properties fo:font-weight="bold" style:font-weight-asian="bold" style:font-name-complex="Arial" style:font-size-complex="12pt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2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3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5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52d5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9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3397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3401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3409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3417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3425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3433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3441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3449_1551603428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3461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18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8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18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1</text:p>
          </table:table-cell>
        </table:table-row>
        <table:table-row table:style-name="Table1.1">
          <table:table-cell table:style-name="Table1.A2" office:value-type="string">
            <text:p text:style-name="P18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17">Kreiranje julskog ispitnog roka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Re<text:span text:style-name="T15">zultati</text:span>:</text:p>
          </table:table-cell>
          <table:table-cell table:style-name="Table1.B6" office:value-type="string">
            <text:p text:style-name="Standard"><field:fieldmark text:name="__Fieldmark__3521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3529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8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0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7">#REQ 00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Procedura za podešavanje</text:span>:</text:p>
          </table:table-cell>
          <table:table-cell table:style-name="Table1.B10" table:number-columns-spanned="3" office:value-type="string">
            <text:p text:style-name="P16">- <text:span text:style-name="T24">Proveriti da li funkcionise pristup bazi podataka</text:span></text:p>
            <text:p text:style-name="P16">- <text:span text:style-name="T24">Otvoriti terminal (CTRL + ALT + T)</text:span></text:p>
            <text:p text:style-name="P16">- <text:span text:style-name="T24">Pokrenuti program sa mvn I gulp metodom</text:span></text:p>
            <text:p text:style-name="P16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1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9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9">Osobine i delovi</text:span>:</text:p>
          </table:table-cell>
          <table:table-cell table:style-name="Table1.B17" table:number-columns-spanned="3" office:value-type="string">
            <text:p text:style-name="P13">Ovaj test case (TC-001) je deo procesa testiranja funkcionalnosti pravljenja novih ispitnih rokova web aplikacije, u skladu sa zahtevom #REQ 00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Specifikacija</text:p>
            <text:p text:style-name="P22"><text:span text:style-name="T20">ulaza</text:span>:</text:p>
          </table:table-cell>
          <table:table-cell table:style-name="Table1.B18" table:number-columns-spanned="3" office:value-type="string">
            <text:p text:style-name="P5"><text:s/>- <text:span text:style-name="T24">postoji registrovan korisnik sa podacima – user (admin) – pass (admin)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1">Koraci procedure</text:span>:</text:p>
          </table:table-cell>
          <table:table-cell table:style-name="Table1.B19" table:number-columns-spanned="3" office:value-type="string">
            <text:p text:style-name="P13"><text:s/>- Kliknuti na dugme za prijavu (account/sign in)</text:p>
            <text:p text:style-name="P13">- uneti navedene kredencijale za logovanje</text:p>
            <text:p text:style-name="P13">- u meniju odabrati opciju entiteti/ispitniRokovi.</text:p>
            <text:p text:style-name="P13">- <text:span text:style-name="T25">Ispod natpisa “Ispitne Prijaves” pritisnuti dugme sa natpisom “Create ne</text:span>w IspitniRokovi<text:span text:style-name="T25">”</text:span></text:p>
            <text:p text:style-name="P13">- Uneti sledece vrednosti – Naziv – letnji, Datum pocetka – 01.07.2017, Datum zavrsetka – 31.07.2017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2">Očekivani reziltati testa</text:span>:</text:p>
          </table:table-cell>
          <table:table-cell table:style-name="Table1.B20" table:number-columns-spanned="3" office:value-type="string">
            <text:p text:style-name="P14">Ocekuje se da ce program dozvoliti kreiranje isp.roka. Ispis – new ispitniRokovi is created. Ispitni rok se nalazi na listi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4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3">Specifikacija izlaza</text:span>:</text:p>
          </table:table-cell>
          <table:table-cell table:style-name="Table1.B22" table:number-columns-spanned="3" office:value-type="string">
            <text:p text:style-name="P14">Ispis – new ispitniRokovi is created. Ispitni rok se nalazi na listi.</text:p>
            <text:p text:style-name="P14">SLIKA!</text:p>
          </table:table-cell>
          <table:covered-table-cell/>
          <table:covered-table-cell/>
        </table:table-row>
      </table:table>
      <text:p text:style-name="P15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19:40.576025751</dc:date>
    <meta:editing-cycles>31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26" meta:character-count="2284" meta:non-whitespace-character-count="1946"/>
  </office:meta>
</office:document-meta>
</file>